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a15aa" officeooo:paragraph-rsid="001a15aa"/>
    </style:style>
    <style:style style:name="P2" style:family="paragraph" style:parent-style-name="Text_20_body">
      <style:text-properties officeooo:rsid="001a15aa" officeooo:paragraph-rsid="001a15a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blem: Selectors can only work with Sockets on Windows.</text:h>
      <text:p text:style-name="P2">Solution: rewrite using asyncio.</text:p>
      <text:p text:style-name="P2">Other solution: create lots of extraneous sockets to use as usual, since for a bunch of them its just using them as file descripto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46:24.169992591</meta:creation-date>
    <dc:date>2024-07-17T15:51:38.526575966</dc:date>
    <meta:editing-duration>PT2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7" meta:character-count="222" meta:non-whitespace-character-count="188"/>
  </office:meta>
</office:document-meta>
</file>